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ecurity is a crucial aspect of software development, especially for applications that run on different platforms and devices. In this post, I will discuss some of the security features that are necessary for developing software for various platforms, and the specific challenges related to implementing them.</text:p>
      <text:p text:style-name="Standard"/>
      <text:p text:style-name="Standard">One of the security features that is essential for any software is to prevent unauthorized access to the system and its resources. This can be achieved by using various mechanisms, such as authentication, encryption, access control, and auditing. Authentication is the process of verifying the identity of a user or a device before granting access to the system. Encryption is the process of transforming data into an unreadable form that can only be decrypted by authorized parties. Access control is the process of defining and enforcing rules and policies that determine who can access what resources and how. Auditing is the process of recording and reviewing the activities and events that occur on the system.</text:p>
      <text:p text:style-name="Standard"/>
      <text:p text:style-name="Standard">However, implementing these security features can pose some challenges, depending on the platform and the environment. For example, some platforms may have limited resources, such as memory, storage, or processing power, that can affect the performance and efficiency of security mechanisms. Some platforms may have different standards and protocols for security, such as encryption algorithms or authentication methods, that can create compatibility issues. Some platforms may have different vulnerabilities and threats, such as malware, phishing, or denial-of-service attacks, that can compromise the security of the system.</text:p>
      <text:p text:style-name="Standard"/>
      <text:p text:style-name="Standard">Therefore, it is important to design and develop software with security in mind, and to adopt appropriate countermeasures for potential security attacks. Some of the countermeasures that I suggest are:</text:p>
      <text:p text:style-name="Standard"/>
      <text:list xml:id="list3701289436" text:style-name="L1">
        <text:list-item>
          <text:p text:style-name="P1">Using secure coding practices and tools, such as code analysis, testing, and debugging, to prevent and detect errors and flaws in the software.</text:p>
        </text:list-item>
        <text:list-item>
          <text:p text:style-name="P1">Using encryption and digital signatures to protect the confidentiality and integrity of data in transit and at rest.</text:p>
        </text:list-item>
        <text:list-item>
          <text:p text:style-name="P1">Using strong passwords and multifactor authentication to prevent unauthorized access to the system.</text:p>
        </text:list-item>
        <text:list-item>
          <text:p text:style-name="P1">Using firewalls, antivirus software, and intrusion detection systems to prevent and monitor malicious activities on the network.</text:p>
        </text:list-item>
        <text:list-item>
          <text:p text:style-name="P1">Using backup and recovery procedures to restore the system in case of a disaster or an attack.</text:p>
        </text:list-item>
      </text:list>
      <text:p text:style-name="Standard"/>
      <text:p text:style-name="Standard">Another security feature that is important for software development is authorization. Authorization is the process of granting or denying permissions to users or devices to perform certain actions or access certain resources on the system. Authorization can be based on various factors, such as roles, groups, attributes, or policies. For example, a role-based authorization system can assign different roles to different users, such as administrator, manager, or employee, and grant different permissions based on their roles.</text:p>
      <text:p text:style-name="Standard"/>
      <text:p text:style-name="Standard">However, implementing authorization can also present some challenges, such as:</text:p>
      <text:p text:style-name="Standard"/>
      <text:list xml:id="list2269135307" text:style-name="L2">
        <text:list-item>
          <text:p text:style-name="P2">Managing and updating the roles and permissions of users or devices as they change over time.</text:p>
        </text:list-item>
        <text:list-item>
          <text:p text:style-name="P2">Balancing between security and usability, such as providing enough permissions for users or devices to perform their tasks without compromising the security of the system.</text:p>
        </text:list-item>
        <text:list-item>
          <text:p text:style-name="P2">Dealing with conflicts or inconsistencies between different authorization systems or policies that may apply to the same user or device.</text:p>
        </text:list-item>
        <text:list-item>
          <text:p text:style-name="P2"><text:soft-page-break/>Using a centralized authority or a single sign-on system to manage and verify the identities and permissions of users or devices across different platforms or applications.</text:p>
        </text:list-item>
        <text:list-item>
          <text:p text:style-name="P2">Using a fine-grained authorization system that can specify permissions at different levels of granularity, such as object-level, field-level, or operation-level.</text:p>
        </text:list-item>
        <text:list-item>
          <text:p text:style-name="P2">Using a dynamic authorization system that can adapt to changing conditions or contexts, such as location, time, or risk.</text:p>
        </text:list-item>
        <text:list-item>
          <text:p text:style-name="P2">Data privacy: This refers to protecting the personal information of users or customers from unauthorized collection, use, disclosure, or retention. Data privacy can be achieved by using techniques such as anonymization, pseudonymization, encryption, consent management, and data minimization.</text:p>
        </text:list-item>
        <text:list-item>
          <text:p text:style-name="P2">Data integrity: This refers to ensuring that data is accurate, complete, consistent, and reliable throughout its lifecycle. Data integrity can be achieved by using techniques such as checksums, hashes, digital signatures, timestamps, and audit trails.</text:p>
        </text:list-item>
        <text:list-item>
          <text:p text:style-name="P2">Data availability: This refers to ensuring that data is accessible and usable by authorized parties when needed. Data availability can be achieved by using techniques such as replication.</text:p>
        </text:list-item>
      </text:list>
      <text:p text:style-name="Standard"/>
      <text:p text:style-name="Standard"/>
      <text:p text:style-name="Standard"/>
      <text:p text:style-name="Standard"/>
      <text:p text:style-name="Standard">From the passage provided, the security features and concepts discussed are well-known and widely accepted in the field of cybersecurity. There aren't any specific security features mentioned that seem unique or not commonly recognized by peers. However, let's summarize the key security features discussed and then explore some additional suggestions that could further enhance security:</text:p>
      <text:p text:style-name="Standard"/>
      <text:p text:style-name="Standard">Security Features and Concepts Discussed:</text:p>
      <text:p text:style-name="Standard">1. Principle of Least Privilege: Restricting access to only what is necessary to minimize the potential impact of an exploit.</text:p>
      <text:p text:style-name="Standard"/>
      <text:p text:style-name="Standard">2. Input Validation and Limiting: Checking and controlling user inputs to prevent vulnerabilities like stack overflows.</text:p>
      <text:p text:style-name="Standard"/>
      <text:p text:style-name="Standard">3. DoS Attack Mitigation: Implementing rate-limiting or blocking mechanisms to defend against DoS attacks.</text:p>
      <text:p text:style-name="Standard"/>
      <text:p text:style-name="Standard">4. Minimizing Data Held: Reducing the amount of stored sensitive data to limit the potential attack surface.</text:p>
      <text:p text:style-name="Standard"/>
      <text:p text:style-name="Standard">5. Multi-Factor Authentication (MFA): Using additional authentication factors like biometrics (retina or thumbprint) to enhance user identity verification.</text:p>
      <text:p text:style-name="Standard"/>
      <text:p text:style-name="Standard">6. Access Control: Restricting employee access to only the necessary resources based on their roles and responsibilities.</text:p>
      <text:p text:style-name="Standard"/>
      <text:p text:style-name="Standard">Additional Security Suggestions:</text:p>
      <text:p text:style-name="Standard"/>
      <text:p text:style-name="Standard">1. Encryption: Implementing strong encryption for sensitive data at rest and in transit to protect it from unauthorized access even if a breach occurs.</text:p>
      <text:p text:style-name="Standard"/>
      <text:p text:style-name="Standard"><text:soft-page-break/>2. Intrusion Detection and Prevention Systems (IDPS): Deploying IDPS to detect and respond to suspicious activities or attacks in real-time.</text:p>
      <text:p text:style-name="Standard"/>
      <text:p text:style-name="Standard">3. Security Audits and Penetration Testing: Regularly conducting security audits and penetration testing to identify and fix vulnerabilities before malicious actors can exploit them.</text:p>
      <text:p text:style-name="Standard"/>
      <text:p text:style-name="Standard">4. Behavioral Analysis: Using behavioral analysis tools to monitor user behavior and detect anomalies that may indicate unauthorized access or malicious activities.</text:p>
      <text:p text:style-name="Standard"/>
      <text:p text:style-name="Standard">5. Secure Software Development Lifecycle (SDLC): Incorporating security practices throughout the software development process to ensure security-by-design.</text:p>
      <text:p text:style-name="Standard"/>
      <text:p text:style-name="Standard">6. Security Awareness Training: Educating employees about security best practices, social engineering, and common attack vectors to reduce the risk of human errors.</text:p>
      <text:p text:style-name="Standard"/>
      <text:p text:style-name="Standard">7. Threat Intelligence Sharing: Collaborating with industry peers and sharing threat intelligence to stay updated on emerging threats and vulnerabilities.</text:p>
      <text:p text:style-name="Standard"/>
      <text:p text:style-name="Standard">8. Continuous Monitoring: Implementing continuous monitoring of systems and networks to detect and respond to security incidents promptly.</text:p>
      <text:p text:style-name="Standard"/>
      <text:p text:style-name="Standard">Regarding the proposed 2-way system of attack and defense to deter malicious users, it's an interesting concept. However, implementing such an approach could be legally and ethically problematic. Engaging in retaliatory measures or offensive attacks may violate laws and escalate cyber conflicts. Moreover, correctly attributing attacks to specific sources can be challenging, and there is a risk of innocent parties being targeted mistakenly.</text:p>
      <text:p text:style-name="Standard"/>
      <text:p text:style-name="Standard">Instead of resorting to counterattacks, a more reliable and ethical approach is to focus on robust defense and prevention mechanisms. By implementing best practices, staying up-to-date with security trends, and continuously improving security measures, organizations can better protect themselves against potential threats.</text:p>
      <text:p text:style-name="Standard"/>
      <text:p text:style-name="Standard">The passage highlights several security principles and countermeasures commonly implemented in operating systems to protect against unauthorized access and enhance system security. Let's summarize the key points mentioned and then explore some additional countermeasures that can further strengthen operating system security:</text:p>
      <text:p text:style-name="Standard"/>
      <text:p text:style-name="Standard">Security Principles and Countermeasures in Operating Systems:</text:p>
      <text:p text:style-name="Standard"/>
      <text:p text:style-name="Standard">1. User Authentication: Operating systems employ user authentication mechanisms, like passwords or biometrics, to verify the identity of users before granting access to the system.</text:p>
      <text:p text:style-name="Standard"/>
      <text:p text:style-name="Standard">2. User Accounts and Privileges: Each user is assigned an individual account with specific privileges, limiting their access to resources and actions based on their roles and permissions.</text:p>
      <text:p text:style-name="Standard"/>
      <text:p text:style-name="Standard">3. Software Updates and Patching: Regularly updating the operating system and software with security patches helps address known vulnerabilities and reduces the risk of exploitation.</text:p>
      <text:p text:style-name="Standard"/>
      <text:p text:style-name="Standard">Additional Security Countermeasures:</text:p>
      <text:p text:style-name="Standard"><text:soft-page-break/></text:p>
      <text:p text:style-name="Standard">1. Role-Based Access Control (RBAC): Implementing RBAC allows administrators to define access permissions based on job roles, reducing the potential for privilege abuse.</text:p>
      <text:p text:style-name="Standard"/>
      <text:p text:style-name="Standard">2. Secure Boot: Enabling Secure Boot ensures that only authorized and digitally signed software can run during system boot, preventing unauthorized code execution.</text:p>
      <text:p text:style-name="Standard"/>
      <text:p text:style-name="Standard">3. Firewalls: Utilizing firewalls as a network security measure to control incoming and outgoing traffic, limiting exposure to potential threats.</text:p>
      <text:p text:style-name="Standard"/>
      <text:p text:style-name="Standard">4. File System Permissions: Setting appropriate file system permissions on critical files and directories ensures that only authorized users can access, modify, or execute them.</text:p>
      <text:p text:style-name="Standard"/>
      <text:p text:style-name="Standard">5. Security Auditing: Enabling security auditing features in the operating system allows for the monitoring and logging of system events, aiding in the detection of potential security incidents.</text:p>
      <text:p text:style-name="Standard"/>
      <text:p text:style-name="Standard">6. Sandboxing: Employing sandboxing techniques isolates applications or processes from the rest of the system, reducing the impact of potential compromises.</text:p>
      <text:p text:style-name="Standard"/>
      <text:p text:style-name="Standard">7. Trusted Platform Module (TPM): Incorporating TPM chips in hardware can enhance security by providing hardware-based encryption and key management.</text:p>
      <text:p text:style-name="Standard"/>
      <text:p text:style-name="Standard">8. Application Whitelisting: Creating whitelists of approved applications prevents unauthorized or potentially malicious software from executing on the system.</text:p>
      <text:p text:style-name="Standard"/>
      <text:p text:style-name="Standard">9. Network Segmentation: Dividing networks into smaller, isolated segments reduces the attack surface and limits the spread of potential breaches.</text:p>
      <text:p text:style-name="Standard"/>
      <text:p text:style-name="Standard">10. Antivirus and Antimalware: Installing reputable antivirus and antimalware software helps detect and eliminate known threats.</text:p>
      <text:p text:style-name="Standard"/>
      <text:p text:style-name="Standard">11. Data Loss Prevention (DLP): Implementing DLP mechanisms helps prevent the unauthorized transmission or disclosure of sensitive data.</text:p>
      <text:p text:style-name="Standard"/>
      <text:p text:style-name="Standard">12. Least Privilege Principle: Applying the principle of least privilege to both user accounts and system services ensures that they only have the minimum permissions necessary to function effectively.</text:p>
      <text:p text:style-name="Standard"/>
      <text:p text:style-name="Standard">By implementing these additional countermeasures in combination with the mentioned ones, operating systems can significantly enhance their security posture and better protect against potential threats and unauthorized access. Regularly updating and maintaining these security measures is crucial to stay ahead of evolving cybersecurity risk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6T01:33:27.035465299</meta:creation-date>
    <meta:generator>LibreOffice/7.3.7.2$Linux_X86_64 LibreOffice_project/30$Build-2</meta:generator>
    <dc:date>2023-07-26T02:11:22.496990849</dc:date>
    <meta:editing-duration>PT27M7S</meta:editing-duration>
    <meta:editing-cycles>1</meta:editing-cycles>
    <meta:document-statistic meta:table-count="0" meta:image-count="0" meta:object-count="0" meta:page-count="4" meta:paragraph-count="58" meta:word-count="1565" meta:character-count="11092" meta:non-whitespace-character-count="9599"/>
  </office:meta>
</office:document-meta>
</file>